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d76ed" officeooo:paragraph-rsid="001d76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25113742657231520" text:style-name="L2">
        <text:list-item>
          <text:p text:style-name="P1">Which follows a case statement?</text:p>
          <text:p text:style-name="P1">A: A colon :</text:p>
        </text:list-item>
        <text:list-item>
          <text:p text:style-name="P1">What is required to avoid falling though from one case to the next?</text:p>
          <text:p text:style-name="P1">A: break;</text:p>
        </text:list-item>
        <text:list-item>
          <text:p text:style-name="P1">What keyword covers all unhandled possibilities?</text:p>
          <text:p text:style-name="P1">A: default</text:p>
        </text:list-item>
        <text:list-item>
          <text:p text:style-name="P1">What is the result of the following code?</text:p>
          <text:p text:style-name="P1">A: Zero Hello Worl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03:35:07.596929084</meta:creation-date>
    <meta:generator>LibreOffice/4.2.4.2$Linux_X86_64 LibreOffice_project/420m0$Build-2</meta:generator>
    <dc:date>2014-07-17T03:42:01.350389360</dc:date>
    <meta:editing-duration>P0D</meta:editing-duration>
    <meta:editing-cycles>1</meta:editing-cycles>
    <meta:document-statistic meta:table-count="0" meta:image-count="0" meta:object-count="0" meta:page-count="1" meta:paragraph-count="8" meta:word-count="48" meta:character-count="245" meta:non-whitespace-character-count="209"/>
  </office:meta>
</office:document-meta>
</file>